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e34" officeooo:paragraph-rsid="00020e34"/>
    </style:style>
    <style:style style:name="P2" style:family="paragraph" style:parent-style-name="Standard">
      <style:text-properties officeooo:rsid="0003241c" officeooo:paragraph-rsid="0003241c"/>
    </style:style>
    <style:style style:name="P3" style:family="paragraph" style:parent-style-name="Standard">
      <style:text-properties officeooo:rsid="00032ae3" officeooo:paragraph-rsid="00032ae3"/>
    </style:style>
    <style:style style:name="P4" style:family="paragraph" style:parent-style-name="Standard">
      <style:text-properties officeooo:rsid="0004ced8" officeooo:paragraph-rsid="0004ced8"/>
    </style:style>
    <style:style style:name="P5" style:family="paragraph" style:parent-style-name="Standard">
      <style:text-properties officeooo:rsid="0005811e" officeooo:paragraph-rsid="0005811e"/>
    </style:style>
    <style:style style:name="P6" style:family="paragraph" style:parent-style-name="Standard">
      <style:text-properties officeooo:rsid="0007760b" officeooo:paragraph-rsid="0007760b"/>
    </style:style>
    <style:style style:name="P7" style:family="paragraph" style:parent-style-name="Standard">
      <style:text-properties officeooo:rsid="0008ecb5" officeooo:paragraph-rsid="0008ecb5"/>
    </style:style>
    <style:style style:name="P8" style:family="paragraph" style:parent-style-name="Standard">
      <style:text-properties officeooo:rsid="000b5788" officeooo:paragraph-rsid="000bfa9d"/>
    </style:style>
    <style:style style:name="P9" style:family="paragraph" style:parent-style-name="Standard">
      <style:text-properties officeooo:rsid="000bfa9d" officeooo:paragraph-rsid="000bfa9d"/>
    </style:style>
    <style:style style:name="P10" style:family="paragraph" style:parent-style-name="Standard">
      <style:text-properties officeooo:rsid="000b5788" officeooo:paragraph-rsid="0007760b"/>
    </style:style>
    <style:style style:name="P11" style:family="paragraph" style:parent-style-name="Standard">
      <style:text-properties officeooo:rsid="0007760b" officeooo:paragraph-rsid="000ea7f6"/>
    </style:style>
    <style:style style:name="T1" style:family="text">
      <style:text-properties officeooo:rsid="0004ced8"/>
    </style:style>
    <style:style style:name="T2" style:family="text">
      <style:text-properties officeooo:rsid="0008ecb5"/>
    </style:style>
    <style:style style:name="T3" style:family="text">
      <style:text-properties officeooo:rsid="000b5788"/>
    </style:style>
    <style:style style:name="T4" style:family="text">
      <style:text-properties officeooo:rsid="000bfa9d"/>
    </style:style>
    <style:style style:name="T5" style:family="text">
      <style:text-properties officeooo:rsid="000c297a"/>
    </style:style>
    <style:style style:name="T6" style:family="text">
      <style:text-properties officeooo:rsid="000e6a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ground: </text:p>
      <text:p text:style-name="P2">More and more IoT devices are implemented in modern household. Smart light control system, air conditioners, curtains, etc.</text:p>
      <text:p text:style-name="P2"/>
      <text:p text:style-name="P3">Method:</text:p>
      <text:p text:style-name="P3">Information from sensors are collected and sent to network devices, network devices process the information and then <text:span text:style-name="T1">send command to</text:span> light, ac, curtains…</text:p>
      <text:p text:style-name="P3"/>
      <text:p text:style-name="P4">Also contain interface for control order from user</text:p>
      <text:p text:style-name="P4"/>
      <text:p text:style-name="P4">Sensor information can be time,temp,humidity… eg 1600,23,56……</text:p>
      <text:p text:style-name="P4"/>
      <text:p text:style-name="P5">control command can be ac <text:span text:style-name="T6">t</text:span>20 <text:span text:style-name="T6">h50</text:span>, light1 on, curtain2 close…</text:p>
      <text:p text:style-name="P5"/>
      <text:p text:style-name="P5">after receiving a user command, the analyze of information from the related sensor can be suspend for a certain length of time, this time can be user defined and having a default value.</text:p>
      <text:p text:style-name="P5"/>
      <text:p text:style-name="P5">For now we don’t have any physical device we can use command line for sensor input and user input and observe status output from command line. </text:p>
      <text:p text:style-name="P7">Two python program can be used, one constantly generating random environment or sensor information, the other sending user command.</text:p>
      <text:p text:style-name="P5"/>
      <text:p text:style-name="P6">Packet <text:span text:style-name="T2">sent </text:span><text:span text:style-name="T3">from both python terminals </text:span>should be</text:p>
      <text:p text:style-name="P11">time <text:span text:style-name="T5">info_</text:span>type(sensor: temp, hum; user: light_<text:span text:style-name="T2">ctl, ac_ctl, curtain_ctl) value </text:span><text:span text:style-name="T3">temp, hum, light_status, ac_status, curtain_status</text:span></text:p>
      <text:p text:style-name="P10"/>
      <text:p text:style-name="P7"/>
      <text:p text:style-name="P8">logic: </text:p>
      <text:p text:style-name="P8">light turn on after <text:span text:style-name="T4">1800, turn off after 2300</text:span></text:p>
      <text:p text:style-name="P9">curtain close after 2300, open after 0800</text:p>
      <text:p text:style-name="P9"/>
      <text:p text:style-name="P9">ac set to cooling when temp &gt; 25, set to heating when temp &lt; 14, stop working in between</text:p>
      <text:p text:style-name="P9">set to humidifying when hum &lt; 30, set to dehumidifying when hum &gt; 70, stop in between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0:44:13.830099055</meta:creation-date>
    <dc:date>2025-06-12T17:02:26.130839711</dc:date>
    <meta:editing-duration>PT2H19M5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22" meta:character-count="1369" meta:non-whitespace-character-count="1161"/>
  </office:meta>
</office:document-meta>
</file>